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746" officeooo:paragraph-rsid="0014d746"/>
    </style:style>
    <style:style style:name="P2" style:family="paragraph" style:parent-style-name="Standard">
      <style:text-properties officeooo:rsid="000ec3b2" officeooo:paragraph-rsid="000ec3b2"/>
    </style:style>
    <style:style style:name="P3" style:family="paragraph" style:parent-style-name="Standard">
      <style:text-properties officeooo:rsid="000ff9b2" officeooo:paragraph-rsid="000ff9b2"/>
    </style:style>
    <style:style style:name="P4" style:family="paragraph" style:parent-style-name="Standard">
      <style:text-properties officeooo:rsid="000ff9b2" officeooo:paragraph-rsid="0014d746"/>
    </style:style>
    <style:style style:name="P5" style:family="paragraph" style:parent-style-name="Standard">
      <style:text-properties officeooo:rsid="000ec3b2" officeooo:paragraph-rsid="000ec3b2"/>
    </style:style>
    <style:style style:name="P6" style:family="paragraph" style:parent-style-name="Standard">
      <style:text-properties officeooo:rsid="0014d746" officeooo:paragraph-rsid="0014d746"/>
    </style:style>
    <style:style style:name="T1" style:family="text">
      <style:text-properties officeooo:rsid="00117967"/>
    </style:style>
    <style:style style:name="T2" style:family="text">
      <style:text-properties officeooo:rsid="0014083d"/>
    </style:style>
    <style:style style:name="T3" style:family="text">
      <style:text-properties officeooo:rsid="0014d746"/>
    </style:style>
    <style:style style:name="T4" style:family="text">
      <style:text-properties officeooo:rsid="00153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<text:span text:style-name="T1">how to change topic name</text:span></text:p>
      <text:p text:style-name="P2">rosrun turtlesim turtlesim_node /turtle1/cmd_vel:=/cmd_vel</text:p>
      <text:p text:style-name="P3">ros <text:span text:style-name="T1">topic relay</text:span></text:p>
      <text:p text:style-name="P3"/>
      <text:p text:style-name="P3">-<text:span text:style-name="T2">param</text:span></text:p>
      <text:p text:style-name="P3">rosrun basics pub.py cmd_vel:=turtle1/cmdel _tutle_speed_x:=1.0 _turtle_ang_vel:=1.0</text:p>
      <text:p text:style-name="P3"/>
      <text:p text:style-name="P3">-<text:span text:style-name="T3">order</text:span></text:p>
      <text:p text:style-name="P1">1.</text:p>
      <text:p text:style-name="P1">rosrun turtlesim turtlesim_node</text:p>
      <text:p text:style-name="P1"/>
      <text:p text:style-name="P1">2.</text:p>
      <text:p text:style-name="P4">rosservice call /spawn "x: 3.0</text:p>
      <text:p text:style-name="P3">y: 3.0</text:p>
      <text:p text:style-name="P3">theta: 0.0</text:p>
      <text:p text:style-name="P3">name: 'turtle<text:span text:style-name="T4">3</text:span>'" </text:p>
      <text:p text:style-name="P3"/>
      <text:p text:style-name="P1">3. roslaunch basics mini_rm.lau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4T16:33:47.820173044</meta:creation-date>
    <dc:date>2021-09-04T16:34:09.625721434</dc:date>
    <meta:editing-duration>PT22S</meta:editing-duration>
    <meta:editing-cycles>1</meta:editing-cycles>
    <meta:document-statistic meta:table-count="0" meta:image-count="0" meta:object-count="0" meta:page-count="1" meta:paragraph-count="14" meta:word-count="40" meta:character-count="326" meta:non-whitespace-character-count="299"/>
    <meta:generator>LibreOffice/6.0.7.3$Linux_X86_64 LibreOffice_project/00m0$Build-3</meta:generator>
  </office:meta>
</office:document-meta>
</file>